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Geneva" svg:font-family="Geneva, Verdana, sans-serif"/>
    <style:font-face style:name="OpenSymbol" svg:font-family="OpenSymbol"/>
    <style:font-face style:name="Tahoma" svg:font-family="Tahoma, Arial,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orizontal_20_Line">
      <style:paragraph-properties fo:text-align="center" style:justify-single-word="false"/>
    </style:style>
    <style:style style:name="P2" style:family="paragraph" style:parent-style-name="Horizontal_20_Line">
      <style:paragraph-properties fo:text-align="end" style:justify-single-word="false"/>
    </style:style>
    <style:style style:name="P3" style:family="paragraph" style:parent-style-name="simple_20__3e__20_paragraph_20_level_20_1">
      <style:paragraph-properties fo:margin-top="0cm" fo:margin-bottom="0cm" fo:text-align="justify" style:justify-single-word="false" fo:orphans="2" fo:widows="2"/>
      <style:text-properties fo:font-variant="normal" fo:text-transform="none" fo:color="#000000" style:font-name="Tahoma" fo:font-size="9pt" fo:letter-spacing="normal" fo:font-style="normal" fo:font-weight="normal"/>
    </style:style>
    <style:style style:name="P4" style:family="paragraph" style:parent-style-name="Standard">
      <style:paragraph-properties fo:margin-top="0cm" fo:margin-bottom="0cm"/>
    </style:style>
    <style:style style:name="P5" style:family="paragraph" style:parent-style-name="Standard">
      <style:paragraph-properties fo:text-align="justify" style:justify-single-word="false" fo:orphans="2" fo:widows="2" fo:break-before="page"/>
    </style:style>
    <style:style style:name="P6" style:family="paragraph" style:parent-style-name="Heading_20_3">
      <style:text-properties fo:font-variant="normal" fo:text-transform="none" fo:color="#4463a1" style:font-name="Tahoma" fo:font-size="11pt" fo:letter-spacing="normal" fo:font-style="normal" style:text-underline-style="solid" style:text-underline-width="auto" style:text-underline-color="font-color" fo:font-weight="bold" style:font-size-asian="11pt" style:font-size-complex="11pt"/>
    </style:style>
    <style:style style:name="P7" style:family="paragraph" style:parent-style-name="Heading_20_3">
      <style:paragraph-properties fo:margin-left="0cm" fo:margin-right="0cm" fo:margin-top="0cm" fo:margin-bottom="0cm" fo:orphans="2" fo:widows="2" fo:text-indent="0cm" style:auto-text-indent="false" fo:padding="0cm" fo:border="none"/>
      <style:text-properties fo:font-variant="normal" fo:text-transform="none" fo:color="#4463a1" style:font-name="Tahoma" fo:font-size="9pt" fo:letter-spacing="normal" fo:font-style="normal" fo:font-weight="bold"/>
    </style:style>
    <style:style style:name="P8" style:family="paragraph" style:parent-style-name="Heading_20_3">
      <style:paragraph-properties fo:margin-left="0cm" fo:margin-right="0cm" fo:margin-top="0cm" fo:margin-bottom="0cm" fo:text-indent="0cm" style:auto-text-indent="false" fo:padding="0cm" fo:border="none"/>
      <style:text-properties fo:color="#4463a1" fo:font-weight="bold"/>
    </style:style>
    <style:style style:name="P9" style:family="paragraph" style:parent-style-name="Heading_20_3">
      <style:paragraph-properties fo:margin-left="0cm" fo:margin-right="0cm" fo:margin-top="0cm" fo:margin-bottom="0cm" fo:text-align="center" style:justify-single-word="false" fo:text-indent="0cm" style:auto-text-indent="false" fo:padding="0cm" fo:border="none"/>
      <style:text-properties fo:color="#4463a1" fo:font-weight="bold"/>
    </style:style>
    <style:style style:name="P10" style:family="paragraph" style:parent-style-name="Heading_20_3">
      <style:paragraph-properties fo:margin-top="0cm" fo:margin-bottom="0cm" fo:text-align="justify" style:justify-single-word="false" fo:orphans="2" fo:widows="2"/>
      <style:text-properties fo:font-variant="normal" fo:text-transform="none" fo:color="#4463a1" style:font-name="Tahoma" fo:font-size="11pt" fo:letter-spacing="normal" fo:font-style="normal" style:text-underline-style="solid" style:text-underline-width="auto" style:text-underline-color="font-color" fo:font-weight="bold" style:font-size-asian="11pt" style:font-size-complex="11pt"/>
    </style:style>
    <style:style style:name="P11" style:family="paragraph" style:parent-style-name="dk_5f_text_5f__20__3e__20_paraTag_5f_">
      <style:paragraph-properties fo:margin-left="0.199cm" fo:margin-right="0.199cm" fo:text-indent="0cm" style:auto-text-indent="false"/>
    </style:style>
    <style:style style:name="P12" style:family="paragraph" style:parent-style-name="dk_5f_text_5f__20__3e__20_paraTag_5f_" style:list-style-name="L3">
      <style:paragraph-properties fo:margin-left="0.199cm" fo:margin-right="0.199cm" fo:text-indent="0cm" style:auto-text-indent="false"/>
    </style:style>
    <style:style style:name="P13" style:family="paragraph" style:parent-style-name="Text_20_body">
      <style:paragraph-properties fo:text-align="end" style:justify-single-word="false" fo:orphans="2" fo:widows="2"/>
      <style:text-properties fo:font-variant="normal" fo:text-transform="none" fo:color="#ffffff" style:font-name="Tahoma" fo:font-size="9pt" fo:letter-spacing="normal" fo:font-style="normal" fo:font-weight="normal"/>
    </style:style>
    <style:style style:name="P14" style:family="paragraph" style:parent-style-name="Text_20_body">
      <style:paragraph-properties fo:text-align="justify" style:justify-single-word="false" fo:orphans="2" fo:widows="2"/>
    </style:style>
    <style:style style:name="P15" style:family="paragraph" style:parent-style-name="Text_20_body">
      <style:text-properties fo:color="#ffffff"/>
    </style:style>
    <style:style style:name="P16" style:family="paragraph" style:parent-style-name="Text_20_body">
      <style:text-properties fo:color="#ffffff" style:text-underline-style="solid" style:text-underline-width="auto" style:text-underline-color="font-color"/>
    </style:style>
    <style:style style:name="P17" style:family="paragraph" style:parent-style-name="Text_20_body" style:master-page-name="">
      <style:paragraph-properties fo:margin-top="0cm" fo:margin-bottom="0cm" fo:text-align="justify" style:justify-single-word="false" fo:orphans="2" fo:widows="2" style:page-number="auto"/>
      <style:text-properties fo:font-variant="normal" fo:text-transform="none" fo:color="#000000" style:font-name="Tahoma" fo:font-size="9pt" fo:letter-spacing="normal" fo:font-style="normal" fo:font-weight="normal"/>
    </style:style>
    <style:style style:name="P18" style:family="paragraph" style:parent-style-name="Text_20_body">
      <style:paragraph-properties fo:margin-top="0cm" fo:margin-bottom="0cm" fo:text-align="justify" style:justify-single-word="false" fo:orphans="2" fo:widows="2"/>
      <style:text-properties fo:font-variant="normal" fo:text-transform="none" fo:color="#000000" style:font-name="Tahoma" fo:font-size="9pt" fo:letter-spacing="normal" fo:font-style="normal" fo:font-weight="normal"/>
    </style:style>
    <style:style style:name="P19" style:family="paragraph" style:parent-style-name="Text_20_body" style:list-style-name="L4">
      <style:paragraph-properties fo:margin-top="0cm" fo:margin-bottom="0cm" fo:text-align="justify" style:justify-single-word="false" fo:orphans="2" fo:widows="2"/>
      <style:text-properties fo:font-variant="normal" fo:text-transform="none" fo:color="#000000" style:font-name="Tahoma" fo:font-size="9pt" fo:letter-spacing="normal" fo:font-style="normal" fo:font-weight="normal"/>
    </style:style>
    <style:style style:name="P20" style:family="paragraph" style:parent-style-name="Text_20_body">
      <style:paragraph-properties fo:margin-top="0cm" fo:margin-bottom="0cm" fo:text-align="justify" style:justify-single-word="false" fo:orphans="2" fo:widows="2" fo:break-before="page"/>
      <style:text-properties fo:font-variant="normal" fo:text-transform="none" fo:color="#000000" style:font-name="Tahoma" fo:font-size="9pt" fo:letter-spacing="normal" fo:font-style="normal" fo:font-weight="normal"/>
    </style:style>
    <style:style style:name="P21" style:family="paragraph" style:parent-style-name="Text_20_body" style:list-style-name="L2">
      <style:paragraph-properties fo:margin-left="0cm" fo:margin-right="0cm" fo:margin-top="0cm" fo:margin-bottom="0.529cm" fo:text-align="justify" style:justify-single-word="false" fo:text-indent="0cm" style:auto-text-indent="false" fo:padding="0.049cm" fo:border="0.035cm solid #4463a1"/>
      <style:text-properties fo:color="#000000" fo:font-weight="normal"/>
    </style:style>
    <style:style style:name="P22" style:family="paragraph" style:parent-style-name="Text_20_body" style:list-style-name="L1">
      <style:paragraph-properties fo:margin-left="0cm" fo:margin-right="0cm" fo:margin-top="0cm" fo:margin-bottom="0.529cm" fo:text-align="justify" style:justify-single-word="false" fo:text-indent="0cm" style:auto-text-indent="false" fo:padding="0cm" fo:border="none"/>
    </style:style>
    <style:style style:name="P23" style:family="paragraph" style:parent-style-name="Text_20_body" style:list-style-name="L2">
      <style:paragraph-properties fo:margin-left="0cm" fo:margin-right="0cm" fo:margin-top="0cm" fo:margin-bottom="0.529cm" fo:text-align="justify" style:justify-single-word="false" fo:text-indent="0cm" style:auto-text-indent="false" fo:padding="0cm" fo:border="none"/>
    </style:style>
    <style:style style:name="P24" style:family="paragraph" style:parent-style-name="Text_20_body">
      <style:paragraph-properties fo:margin-top="0cm" fo:margin-bottom="0.529cm" fo:text-align="justify" style:justify-single-word="false" fo:padding="0.049cm" fo:border="0.035cm solid #4463a1"/>
    </style:style>
    <style:style style:name="P25" style:family="paragraph" style:parent-style-name="Text_20_body">
      <style:paragraph-properties fo:margin-top="0cm" fo:margin-bottom="0.529cm" fo:padding="0cm" fo:border="none"/>
    </style:style>
    <style:style style:name="P26" style:family="paragraph" style:parent-style-name="Text_20_body">
      <style:paragraph-properties fo:margin-top="0cm" fo:margin-bottom="0.529cm" fo:text-align="justify" style:justify-single-word="false" fo:padding="0cm" fo:border="none"/>
    </style:style>
    <style:style style:name="P27" style:family="paragraph" style:parent-style-name="Text_20_body">
      <style:paragraph-properties fo:margin-top="0cm" fo:margin-bottom="0.529cm" fo:text-align="center" style:justify-single-word="false" fo:padding="0cm" fo:border="none"/>
    </style:style>
    <style:style style:name="P28" style:family="paragraph" style:parent-style-name="Text_20_body">
      <style:paragraph-properties fo:margin-left="0.079cm" fo:margin-right="0cm" fo:margin-top="0cm" fo:margin-bottom="0cm" fo:text-align="end" style:justify-single-word="false" fo:orphans="2" fo:widows="2" fo:text-indent="0cm" style:auto-text-indent="false" fo:padding="0cm" fo:border="none"/>
    </style:style>
    <style:style style:name="P29" style:family="paragraph" style:parent-style-name="Header">
      <style:paragraph-properties>
        <style:tab-stops>
          <style:tab-stop style:position="9.5cm" style:type="center"/>
          <style:tab-stop style:position="19.001cm" style:type="right" style:leader-style="solid" style:leader-text="_"/>
        </style:tab-stops>
      </style:paragraph-properties>
    </style:style>
    <style:style style:name="P30" style:family="paragraph" style:parent-style-name="spaceAfterTxt" style:list-style-name="">
      <style:paragraph-properties fo:margin-top="0cm" fo:margin-bottom="0cm" fo:text-align="justify" style:justify-single-word="false" fo:orphans="2" fo:widows="2"/>
      <style:text-properties fo:font-variant="normal" fo:text-transform="none" fo:color="#000000" style:font-name="Tahoma" fo:font-size="9pt" fo:letter-spacing="normal" fo:font-style="normal" fo:font-weight="normal"/>
    </style:style>
    <style:style style:name="T1" style:family="text">
      <style:text-properties fo:font-variant="normal" fo:text-transform="none" fo:color="#4463a1" style:font-name="Tahoma" fo:font-size="9pt" fo:letter-spacing="normal" fo:font-style="normal" fo:font-weight="bold"/>
    </style:style>
    <style:style style:name="T2" style:family="text">
      <style:text-properties fo:font-variant="normal" fo:text-transform="none" fo:color="#ffffff" style:font-name="Tahoma" fo:font-size="9pt" fo:letter-spacing="normal" fo:font-style="normal" style:text-underline-style="solid" style:text-underline-width="auto" style:text-underline-color="font-color" fo:font-weight="normal"/>
    </style:style>
    <style:style style:name="T3" style:family="text">
      <style:text-properties fo:color="#000000" fo:font-weight="normal"/>
    </style:style>
    <style:style style:name="T4" style:family="text">
      <style:text-properties fo:color="#426aaf" style:text-underline-style="solid" style:text-underline-width="auto" style:text-underline-color="font-color" fo:font-weight="normal"/>
    </style:style>
    <style:style style:name="T5" style:family="text">
      <style:text-properties fo:color="#6e6e6e" style:font-name="Geneva" style:text-underline-style="solid" style:text-underline-width="auto" style:text-underline-color="font-color" fo:font-weight="bold"/>
    </style:style>
    <style:style style:name="T6" style:family="text">
      <style:text-properties fo:color="#4a6aa1" style:text-underline-style="solid" style:text-underline-width="auto" style:text-underline-color="font-color"/>
    </style:style>
    <style:style style:name="T7" style:family="text">
      <style:text-properties fo:color="#ffffff"/>
    </style:style>
    <style:style style:name="T8" style:family="text">
      <style:text-properties fo:color="#ffffff" style:font-name="Arial" fo:font-size="1pt"/>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3"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4"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Exercice 1 (à faire sur feuille séparée)</text:h>
      <text:section text:style-name="Sect1" text:name="tplCoMarginW">
        <text:p text:style-name="P17">Paramètres de gestion associés à l'entreprise (Cc = 21 € et T = 10%)</text:p>
        <text:p text:style-name="P18">Pièce A (Qa = 1800, Pu = 8 €),</text:p>
        <text:p text:style-name="P18">Pièce B (Qa = 60 Pu = 400 €),</text:p>
        <text:p text:style-name="P18">Pièce C (Qa = 480, Pu = 27 €)</text:p>
        <text:p text:style-name="P18"/>
        <text:h text:style-name="P7" text:outline-level="3">Etude 1.1</text:h>
        <text:p text:style-name="P18">Les pièces sont actuellement commandées chez 3 fournisseurs différents qui proposent tous un délai de 5 jours. </text:p>
        <text:p text:style-name="P18">Pour la pièce A, on précise que la consommation moyenne par période de 30 jours a été mesurée à 120 avec un écart-type de 15.</text:p>
        <text:p text:style-name="P18">Choisir la méthode de réapprovisionnement la mieux adaptée (PA ou PC) à chaque pièce, et donner tous les paramètres utiles (Qec ou Tec) en posant si nécessaire des hypothèses pour le stock minimum (Qmin)</text:p>
        <text:p text:style-name="P18"/>
        <text:h text:style-name="P7" text:outline-level="3">Etude 1.2</text:h>
        <text:p text:style-name="P18">On considère maintenant que les pièces sont toutes commandées chez un seul fournisseur. On considère alors que chaque commande comportera au moins 2 références.</text:p>
        <text:p text:style-name="P18">On vous demande alors de faire en sorte de regrouper au mieux les commandes, et de choisir une périodicité fixe de commande avec un plan de commande pour chaque pièce. Quels sont alors les plafonds de commande pour chaque pièce en fonction de la périodicité.</text:p>
        <text:p text:style-name="P18">Est-ce que les stock de sécurité de l'étude sont à recalculer ?</text:p>
        <text:p text:style-name="P18"/>
      </text:section>
      <text:p text:style-name="P4"><text:span text:style-name="T1">1.3. Comparaison des 2 études :</text:span></text:p>
      <text:p text:style-name="P18">Evaluer les gains en coût de gestion sur 2 ans par exemple</text:p>
      <text:p text:style-name="P18">Valeur du stock à un instant t (ou influence sur le stock de sécurité)</text:p>
      <text:p text:style-name="P18"/>
      <text:h text:style-name="P10" text:outline-level="3">Exercice 2 (à faire sur feuille séparée)</text:h>
      <text:p text:style-name="P17">Paramètres de gestion associés à l'entreprise (Cc = 30 € et T = 15%)</text:p>
      <text:p text:style-name="P18">Pénalité en cas d'arrêt de production 100 à 250 euros de l'heure.</text:p>
      <text:p text:style-name="P18">La fiabilité de la pièce à 6 mois est de 0,85. On estimera qu'il n' a pas d'usure les 2 premières années (Modèle exponentiel)</text:p>
      <text:p text:style-name="P18">Le délai d'approvisionnement est de 4 heures (Frais de port de 300 euros, Pu=8200 euros) ou 24 heures (Frais de port de 50 euros, Pu=8000 euros)</text:p>
      <text:p text:style-name="P18"/>
      <text:p text:style-name="P18">La pièce est neuve à t = 0, analyser les solutions suivantes sur 10 ans. Choisir la solution la plus intéressante.</text:p>
      <text:list xml:id="list36154720" text:style-name="L4">
        <text:list-item>
          <text:p text:style-name="P19">pas de stock, on attend la défaillance.</text:p>
        </text:list-item>
        <text:list-item>
          <text:p text:style-name="P19">on attend 1 an et si il n'y a pas de défaillance, on met une pièce en stock à t=1.</text:p>
        </text:list-item>
        <text:list-item>
          <text:p text:style-name="P19">On met une pièce en stock et on recommande la pièce dès qu'elle est utilisée.</text:p>
          <text:p text:style-name="P19"/>
        </text:list-item>
      </text:list>
      <text:p text:style-name="P18">Existe-il d'autres solutions ou alternatives ?</text:p>
      <text:p text:style-name="P18"/>
      <text:p text:style-name="P18"/>
      <text:p text:style-name="P18"/>
      <text:p text:style-name="P18"/>
      <text:p text:style-name="P18"/>
      <text:p text:style-name="P20"/>
      <text:p text:style-name="P18"/>
      <text:p text:style-name="dk_5f_text_5f__20__3e__20_paraTag_5f_">1. Quelles différences peut-on faire entre un stock de matière première (besoin en production d'articles manufacturés destinés à la vente) et un stock de pièces détachées (besoin maintenance de l'appareil de production).</text:p>
      <text:p text:style-name="dk_5f_text_5f__20__3e__20_paraTag_5f_">2. Définir les coût suivants (base annuelle) :</text:p>
      <text:list xml:id="list35627162" text:style-name="simple_20__3e__20_list">
        <text:list-item text:start-value="1">
          <text:p text:style-name="simple_20__3e__20_paragraph_20_level_20_1">a : Coût de gestion d'un stock maintenance (Cges)</text:p>
        </text:list-item>
        <text:list-item>
          <text:p text:style-name="simple_20__3e__20_paragraph_20_level_20_1">b : Coût défaillance maintenance ou coût Indirect ou de non production (CDM)</text:p>
        </text:list-item>
        <text:list-item>
          <text:p text:style-name="simple_20__3e__20_paragraph_20_level_20_1">c : Coût Achat Pièce (Cach)</text:p>
        </text:list-item>
        <text:list-item>
          <text:p text:style-name="P3">d : Coût Direct Maintenance ou Coût Intervention Maintenance (CIM)</text:p>
        </text:list-item>
      </text:list>
      <text:p text:style-name="dk_5f_text_5f__20__3e__20_paraTag_5f_">3. Dans un stock maintenance, quelles sont les grandes familles de pièces détachées. Associer à chaque famille l'enjeu en terme de gestion (approvisionnement) ou de coût défaillance maintenance.</text:p>
      <text:p text:style-name="dk_5f_text_5f__20__3e__20_paraTag_5f_">4. Comment prendre la décision de mettre en stock une pièce.</text:p>
      <text:p text:style-name="dk_5f_text_5f__20__3e__20_paraTag_5f_">5. Si la décision de non stockage est prise, que va t-il se passer en cas de défaillance, que pouvez vous préconiser.</text:p>
      <text:p text:style-name="dk_5f_text_5f__20__3e__20_paraTag_5f_">6. Si la pièce est stockée, décrivez les alternatives possibles en matière de réapprovisionnement. Décrivez aussi finement que possible les méthodes possibles et à quelles familles de pièces elles sont le plus appropriées. Que se passe t-il si les choix se révèlent mauvais concernant le rythme des commandes</text:p>
      <text:p text:style-name="dk_5f_text_5f__20__3e__20_paraTag_5f_">7. Quelle importance peut-on donner au seuil de sécurité (ou quantité d'alerte). Comment le calcule t-on ? Que se passe t-il si il est mal évalué ?</text:p>
      <text:p text:style-name="dk_5f_text_5f__20__3e__20_paraTag_5f_">8. A quoi sert un historique de consommation de pièces détachées. La période d'observation ou de recueil de cet historique doit-il être exactement le même que le délai de réapprovisionnement de la pièce.</text:p>
      <text:list xml:id="list35732334" text:style-name="L3">
        <text:list-item>
          <text:p text:style-name="P12">Comment tenir compte du fait que l'on constate que l'on commande plusieurs références pièces sur le même bon de commande.</text:p>
        </text:list-item>
        <text:list-item>
          <text:p text:style-name="P12">Que signifie « standardiser une pièce » : avantages et inconvénients</text:p>
        </text:list-item>
        <text:list-item>
          <text:p text:style-name="P12">Expliquez les apports de la GMAO en gestion de stock.</text:p>
        </text:list-item>
      </text:list>
      <text:p text:style-name="P11"/>
      <text:p text:style-name="P30"> <text:span text:style-name="T8"> </text:span></text:p>
      <text:p text:style-name="P5"/>
      <text:section text:style-name="Sect2" text:name="tplMain">
        <text:section text:style-name="Sect2" text:name="tplCo">
          <text:p text:style-name="Standard"/>
          <text:section text:style-name="Sect1" text:name="Section1">
            <text:p text:style-name="Standard"><text:bookmark text:name="tplCoMarginW"/></text:p>
            <text:section text:style-name="Sect1" text:name="i0">
              <text:p text:style-name="P24">Entreprise :</text:p>
              <text:list xml:id="list35541696" text:style-name="L1">
                <text:list-item>
                  <text:p text:style-name="P22"><text:bookmark text:name="i1"/><text:a xlink:type="simple" xlink:href="http://127.0.0.1:8095/s/test/u/pub/gMaint/2/MFMS-sto/0_publi/2E_cm_web.publi/web/co/39_td.html#footnotesN101ED"><text:span text:style-name="Definition"><text:span text:style-name="T4">Coût de commande</text:span></text:span></text:a><text:span text:style-name="T3"> = 40 euros, </text:span><text:bookmark text:name="i2"/><text:a xlink:type="simple" xlink:href="http://127.0.0.1:8095/s/test/u/pub/gMaint/2/MFMS-sto/0_publi/2E_cm_web.publi/web/co/39_td.html#footnotesN10222"><text:span text:style-name="Definition"><text:span text:style-name="T4">Taux de possession</text:span></text:span></text:a><text:span text:style-name="T3"> = 15%.</text:span></text:p>
                </text:list-item>
                <text:list-item>
                  <text:p text:style-name="P22"><text:span text:style-name="T3">Selon le carnet de commandes de l'entreprise, on estime que la </text:span><text:bookmark text:name="i3"/><text:a xlink:type="simple" xlink:href="http://127.0.0.1:8095/s/test/u/pub/gMaint/2/MFMS-sto/0_publi/2E_cm_web.publi/web/co/39_td.html#footnotesN1024C"><text:span text:style-name="Definition"><text:span text:style-name="T4">pénalité</text:span></text:span></text:a><text:span text:style-name="T3"> d'un arrêt de production peut varier entre 50 euros et 300 euros de l'heure.</text:span></text:p>
                </text:list-item>
              </text:list>
              <text:p text:style-name="P24">Pièce :</text:p>
              <text:list xml:id="list35539813" text:style-name="L2">
                <text:list-item>
                  <text:p text:style-name="P23"><text:bookmark text:name="i4"/><text:a xlink:type="simple" xlink:href="http://127.0.0.1:8095/s/test/u/pub/gMaint/2/MFMS-sto/0_publi/2E_cm_web.publi/web/co/39_td.html#footnotesN10293"><text:span text:style-name="Definition"><text:span text:style-name="T4">R(t=6 mois)</text:span></text:span></text:a><text:span text:style-name="T3"> = 0,9</text:span></text:p>
                </text:list-item>
                <text:list-item>
                  <text:p text:style-name="P21">la pièce étudiée est spécifique à une et une seule machine</text:p>
                </text:list-item>
                <text:list-item>
                  <text:p text:style-name="P23"><text:span text:style-name="T3">Le </text:span><text:bookmark text:name="i5"/><text:a xlink:type="simple" xlink:href="http://127.0.0.1:8095/s/test/u/pub/gMaint/2/MFMS-sto/0_publi/2E_cm_web.publi/web/co/39_td.html#footnotesN102DE"><text:span text:style-name="Definition"><text:span text:style-name="T4">prix de la pièce</text:span></text:span></text:a><text:span text:style-name="T3"> est de 10000 euros.</text:span></text:p>
                </text:list-item>
                <text:list-item>
                  <text:p text:style-name="P23"><text:span text:style-name="T3">Le </text:span><text:bookmark text:name="i6"/><text:a xlink:type="simple" xlink:href="http://127.0.0.1:8095/s/test/u/pub/gMaint/2/MFMS-sto/0_publi/2E_cm_web.publi/web/co/39_td.html#footnotesN10311"><text:span text:style-name="Definition"><text:span text:style-name="T4">délai d'approvisionnement</text:span></text:span></text:a><text:span text:style-name="T3"> de la pièce est de 6 heures en urgence (frais de port fixés à </text:span><text:bookmark text:name="i7"/><text:a xlink:type="simple" xlink:href="http://127.0.0.1:8095/s/test/u/pub/gMaint/2/MFMS-sto/0_publi/2E_cm_web.publi/web/co/39_td.html#footnotesN1036C"><text:span text:style-name="Definition"><text:span text:style-name="T4">Ccpc </text:span></text:span></text:a><text:span text:style-name="T3">à 250 euros) ou de 72 heures (Cc= 40 euros)</text:span></text:p>
                </text:list-item>
              </text:list>
              <text:p text:style-name="P24">Nous n'avons aucune autre information sur l'usure et nous allons donc considérer que nous nous plaçons dans les conditions les plus favorables (taux de défaillance constant).</text:p>
              <text:h text:style-name="P8" text:outline-level="3">Question</text:h>
              <text:p text:style-name="P26">1.a. Calculer le taux de défaillance en mois selon le modèle exponentiel.</text:p>
              <text:p text:style-name="P26">1.b. Calculer la fiabilité à t = 12 mois, 24 mois, 36 mois.</text:p>
              <text:p text:style-name="P25"><text:a xlink:type="simple" xlink:href="http://127.0.0.1:8095/s/test/u/pub/gMaint/2/MFMS-sto/0_publi/2E_cm_web.publi/web/co/39_td.html#"><text:span text:style-name="T5">Indice</text:span></text:a></text:p>
              <text:p text:style-name="P25"><text:a xlink:type="simple" xlink:href="http://127.0.0.1:8095/s/test/u/pub/gMaint/2/MFMS-sto/0_publi/2E_cm_web.publi/web/co/39_td.html#"><text:span text:style-name="T5">Solution</text:span></text:a></text:p>
              <text:h text:style-name="P9" text:outline-level="3">Modèle de Weibull</text:h>
              <text:p text:style-name="P24">On décide de modéliser la durée de vie par le modèle de weibull avec une usure plus marquée (Beta=2), et Eta =18,5.</text:p>
              <text:h text:style-name="P8" text:outline-level="3">Question</text:h>
              <text:p text:style-name="P26">2. Calculer la fiabilité à t = 12 mois, 24 mois, 36 mois.</text:p>
              <text:p text:style-name="P27"><draw:frame draw:style-name="fr5" draw:name="images1" text:anchor-type="as-char" svg:width="2.487cm" svg:height="0.847cm" draw:z-index="0"><draw:image xlink:href="http://127.0.0.1:8095/s/test/u/pub/gMaint/2/MFMS-sto/0_publi/2E_cm_web.publi/web/res/Lweib_R(t).png" xlink:type="simple" xlink:show="embed" xlink:actuate="onLoad"/></draw:frame></text:p>
              <text:p text:style-name="P25"><text:a xlink:type="simple" xlink:href="http://127.0.0.1:8095/s/test/u/pub/gMaint/2/MFMS-sto/0_publi/2E_cm_web.publi/web/co/39_td.html#"><text:span text:style-name="T5">Solution</text:span></text:a></text:p>
              <text:p text:style-name="P24">L'entreprise dispose maintenant de 5 machines identiques que l'on met en fonctionnement à t=0. En se plaçant dans le cas d'une usure favorable avec R(t=12 mois)=0,8, on peut en déduire un taux moyen d'événement de <text:soft-page-break/>0,2 * 5 machines, soit 1.</text:p>
              <text:p text:style-name="P24">Cela signifie qu'en moyenne, on peut subir une casse dans l'année.</text:p>
              <text:h text:style-name="P8" text:outline-level="3">Question</text:h>
              <text:p text:style-name="P26">Calculer avec la <text:bookmark text:name="i8"/><text:a xlink:type="simple" xlink:href="http://127.0.0.1:8095/s/test/u/pub/gMaint/2/MFMS-sto/0_publi/2E_cm_web.publi/web/co/st_mod_Lpoi_ne.html" office:target-frame-name="_blank" xlink:show="new"><text:span text:style-name="T6">loi de Poisson</text:span></text:a> la probabilité de subir 0, 1 ou 2 casses dans l'année.</text:p>
              <text:p text:style-name="P25"><text:a xlink:type="simple" xlink:href="http://127.0.0.1:8095/s/test/u/pub/gMaint/2/MFMS-sto/0_publi/2E_cm_web.publi/web/co/39_td.html#"><text:span text:style-name="T5">Solution</text:span></text:a></text:p>
              <text:h text:style-name="P8" text:outline-level="3">Question</text:h>
              <text:p text:style-name="P26">Calculer dans chaque cas la pénalité maximum sans stockage.</text:p>
              <text:p text:style-name="P26">Quelle modalité de gestion choisiriez vous ?</text:p>
              <text:p text:style-name="P25"><text:a xlink:type="simple" xlink:href="http://127.0.0.1:8095/s/test/u/pub/gMaint/2/MFMS-sto/0_publi/2E_cm_web.publi/web/co/39_td.html#"><text:span text:style-name="T5">Solution</text:span></text:a></text:p>
            </text:section>
          </text:section>
          <text:section text:style-name="Sect1" text:name="tplCoSpacer">
            <text:p text:style-name="Standard"/>
          </text:section>
        </text:section>
      </text:section>
      <text:p text:style-name="Standard"><draw:frame draw:style-name="fr3" draw:name="tplBtm" text:anchor-type="char" svg:x="0cm" svg:width="33.867cm" draw:z-index="1"><draw:text-box fo:min-height="1.323cm"><draw:frame draw:style-name="fr2" draw:name="Cadre6" text:anchor-type="frame" svg:x="-132.292cm" svg:y="-132.292cm" svg:width="0.041cm" draw:z-index="2"><draw:text-box fo:min-height="0.041cm"><text:p text:style-name="P15">|</text:p></draw:text-box></draw:frame><draw:frame draw:style-name="fr2" draw:name="Cadre8" text:anchor-type="frame" svg:x="-132.292cm" svg:y="-132.292cm" svg:width="0.041cm" draw:z-index="3"><draw:text-box fo:min-height="0.041cm"><text:p text:style-name="P13">|</text:p></draw:text-box></draw:frame><draw:frame draw:style-name="fr2" draw:name="Cadre9" text:anchor-type="frame" svg:x="-132.292cm" svg:y="-132.292cm" svg:width="0.041cm" draw:z-index="4"><draw:text-box fo:min-height="0.041cm"><text:p text:style-name="P13">|</text:p></draw:text-box></draw:frame><text:p text:style-name="P2"/><text:p text:style-name="P28"><draw:frame draw:style-name="fr4" draw:name="Cadre5" text:anchor-type="paragraph" svg:width="0.873cm" draw:z-index="5"><draw:text-box fo:min-height="1.27cm"><text:p text:style-name="P16"><draw:a xlink:type="simple" xlink:href="http://127.0.0.1:8095/s/test/u/pub/gMaint/2/MFMS-sto/0_publi/2E_cm_web.publi/web/co/2E_cm_web.html" office:target-frame-name="_self" xlink:show="replace"><draw:frame draw:style-name="fr5" draw:name="images4" text:anchor-type="as-char" svg:width="0.944cm" svg:height="1.341cm" draw:z-index="12"><draw:image xlink:href="http://127.0.0.1:8095/s/test/u/pub/gMaint/2/MFMS-sto/0_publi/2E_cm_web.publi/web/skin/img/btn/home.png" xlink:type="simple" xlink:show="embed" xlink:actuate="onLoad"/></draw:frame></draw:a></text:p></draw:text-box></draw:frame><draw:frame draw:style-name="fr4" draw:name="Cadre7" text:anchor-type="paragraph" svg:width="0.873cm" draw:z-index="6"><draw:text-box fo:min-height="1.27cm"><text:p text:style-name="P16"><draw:a xlink:type="simple" xlink:href="http://127.0.0.1:8095/s/test/u/pub/gMaint/2/MFMS-sto/0_publi/2E_cm_web.publi/web/co/39_td.html#"><draw:frame draw:style-name="fr5" draw:name="images5" text:anchor-type="as-char" svg:width="0.944cm" svg:height="1.341cm" draw:z-index="13"><draw:image xlink:href="http://127.0.0.1:8095/s/test/u/pub/gMaint/2/MFMS-sto/0_publi/2E_cm_web.publi/web/skin/img/btn/print.png" xlink:type="simple" xlink:show="embed" xlink:actuate="onLoad"/></draw:frame></draw:a></text:p></draw:text-box></draw:frame><text:bookmark text:name="linkSp"/><text:bookmark text:name="tplBtmIn"/><text:bookmark text:name="footer"/><text:bookmark text:name="tplBtmLeft"/><text:a xlink:type="simple" xlink:href="http://scenari-platform.org/" office:target-frame-name="_blank" xlink:show="new"><text:span text:style-name="T2"><text:line-break/></text:span></text:a></text:p></draw:text-box></draw:frame><draw:frame draw:style-name="fr1" draw:name="tplRgt" text:anchor-type="char" svg:width="1.323cm" draw:z-index="7"><draw:text-box fo:min-height="2.434cm"><draw:frame draw:style-name="fr2" draw:name="Cadre1" text:anchor-type="frame" svg:x="-132.292cm" svg:y="-132.292cm" svg:width="0.041cm" draw:z-index="8"><draw:text-box fo:min-height="0.041cm"><text:p text:style-name="Text_20_body"><text:span text:style-name="Strong_20_Emphasis"><text:span text:style-name="T7">Navigation :</text:span></text:span></text:p></draw:text-box></draw:frame><draw:frame draw:style-name="fr2" draw:name="Cadre3" text:anchor-type="frame" svg:x="-132.292cm" svg:y="-132.292cm" svg:width="0.041cm" draw:z-index="9"><draw:text-box fo:min-height="0.041cm"><text:p text:style-name="P15">|</text:p></draw:text-box></draw:frame><text:p text:style-name="P1"/><text:p text:style-name="Text_20_body"><draw:frame draw:style-name="fr3" draw:name="Cadre2" text:anchor-type="char" svg:x="0cm" svg:width="1.27cm" draw:z-index="10"><draw:text-box fo:min-height="0.873cm"><text:p text:style-name="P16"><draw:a xlink:type="simple" xlink:href="http://127.0.0.1:8095/s/test/u/pub/gMaint/2/MFMS-sto/0_publi/2E_cm_web.publi/web/co/38_td.html" office:target-frame-name="_self" xlink:show="replace"><draw:frame draw:style-name="fr5" draw:name="images2" text:anchor-type="as-char" svg:width="1.341cm" svg:height="0.944cm" draw:z-index="14"><draw:image xlink:href="http://127.0.0.1:8095/s/test/u/pub/gMaint/2/MFMS-sto/0_publi/2E_cm_web.publi/web/skin/img/btn/prev.png" xlink:type="simple" xlink:show="embed" xlink:actuate="onLoad"/></draw:frame></draw:a></text:p></draw:text-box></draw:frame><draw:frame draw:style-name="fr3" draw:name="Cadre4" text:anchor-type="char" svg:x="0cm" svg:width="1.27cm" draw:z-index="11"><draw:text-box fo:min-height="0.873cm"><text:p text:style-name="P16"><draw:a xlink:type="simple" xlink:href="http://127.0.0.1:8095/s/test/u/pub/gMaint/2/MFMS-sto/0_publi/2E_cm_web.publi/web/co/50_exr.html" office:target-frame-name="_self" xlink:show="replace"><draw:frame draw:style-name="fr5" draw:name="images3" text:anchor-type="as-char" svg:width="1.341cm" svg:height="0.944cm" draw:z-index="15"><draw:image xlink:href="http://127.0.0.1:8095/s/test/u/pub/gMaint/2/MFMS-sto/0_publi/2E_cm_web.publi/web/skin/img/btn/next.png" xlink:type="simple" xlink:show="embed" xlink:actuate="onLoad"/></draw:frame></draw:a></text:p></draw:text-box></draw:frame><text:bookmark text:name="navigation"/></text:p></draw:text-box></draw:frame></text:p>
      <text:p text:style-name="P1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neva" svg:font-family="Geneva, Verdana, sans-serif"/>
    <style:font-face style:name="OpenSymbol" svg:font-family="OpenSymbol"/>
    <style:font-face style:name="Tahoma" svg:font-family="Tahoma, Arial,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499cm"/>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dTemplateText_20__3e__20__23_defaultStyle" style:display-name="odTemplateText &gt; #defaultStyle" style:family="paragraph" style:class="text">
      <style:paragraph-properties fo:margin-top="0.101cm" fo:margin-bottom="0.199cm" style:line-spacing="0.199cm"/>
      <style:text-properties style:font-name="Arial" fo:font-size="10pt"/>
    </style:style>
    <style:style style:name="simple_20__3e__20_paragraph_20_level_20_" style:display-name="simple &gt; paragraph level " style:family="paragraph" style:parent-style-name="odTemplateText_20__3e__20__23_defaultStyle">
      <style:paragraph-properties fo:margin-top="0.101cm" fo:margin-bottom="0cm"/>
    </style:style>
    <style:style style:name="simple_20__3e__20_paragraph_20_level_20_1" style:display-name="simple &gt; paragraph level 1" style:family="paragraph" style:parent-style-name="simple_20__3e__20_paragraph_20_level_20_" style:list-style-name="simple_20__3e__20_list"/>
    <style:style style:name="odTemplateText_20__3e__20_default_20_style" style:display-name="odTemplateText &gt; default style" style:family="paragraph" style:class="text" style:master-page-name="">
      <style:paragraph-properties fo:margin-top="0.101cm" fo:margin-bottom="0.199cm" style:line-spacing="0.199cm" fo:text-align="justify" style:justify-single-word="false" fo:orphans="2" fo:widows="2" style:page-number="auto" fo:background-color="transparent" style:shadow="none">
        <style:background-image/>
      </style:paragraph-properties>
      <style:text-properties style:font-name="Arial" fo:font-size="10pt" fo:language="fr" fo:country="FR"/>
    </style:style>
    <style:style style:name="dk_5f_text_5f__20__3e__20_paraTag_5f_" style:display-name="dk_text_ &gt; paraTag_" style:family="paragraph" style:parent-style-name="odTemplateText_20__3e__20_default_20_style" style:master-page-name="">
      <style:paragraph-properties fo:margin-left="0.199cm" fo:margin-right="0.199cm" fo:margin-top="0.101cm" fo:margin-bottom="0cm" fo:text-indent="0cm" style:auto-text-indent="false" style:page-number="auto" fo:keep-with-next="always"/>
    </style:style>
    <style:style style:name="spaceAfterTxt" style:family="paragraph" style:parent-style-name="odTemplateText_20__3e__20__23_defaultStyle" style:master-page-name="">
      <style:paragraph-properties fo:margin-top="0cm" fo:margin-bottom="0cm" fo:line-height="100%" style:page-number="auto"/>
      <style:text-properties fo:font-size="3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imple_20__3e__20_prefix_20_style" style:display-name="simple &gt; prefix style" style:family="text">
      <style:text-properties fo:color="#666666"/>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simple_20__3e__20_list" style:display-name="simple &gt; list">
      <text:list-level-style-bullet text:level="1" text:style-name="simple_20__3e__20_prefix_20_style" style:num-prefix=" " style:num-suffix=" " text:bullet-char="●">
        <style:list-level-properties text:space-before="0.635cm" text:min-label-width="0.635cm"/>
        <style:text-properties style:font-name="Arial"/>
      </text:list-level-style-bullet>
      <text:list-level-style-bullet text:level="2" text:style-name="simple_20__3e__20_prefix_20_style" style:num-prefix=" " style:num-suffix=" " text:bullet-char="●">
        <style:list-level-properties text:space-before="1.27cm" text:min-label-width="0.635cm"/>
        <style:text-properties style:font-name="Arial"/>
      </text:list-level-style-bullet>
      <text:list-level-style-bullet text:level="3" text:style-name="simple_20__3e__20_prefix_20_style" style:num-prefix=" " style:num-suffix=")" text:bullet-char="●">
        <style:list-level-properties text:space-before="1.905cm" text:min-label-width="0.635cm"/>
        <style:text-properties style:font-name="Arial"/>
      </text:list-level-style-bullet>
      <text:list-level-style-bullet text:level="4" text:style-name="simple_20__3e__20_prefix_20_style" style:num-prefix=" " style:num-suffix=" " text:bullet-char="●">
        <style:list-level-properties text:space-before="2.54cm" text:min-label-width="0.635cm"/>
        <style:text-properties style:font-name="Arial"/>
      </text:list-level-style-bullet>
      <text:list-level-style-bullet text:level="5" text:style-name="simple_20__3e__20_prefix_20_style" style:num-prefix=" " style:num-suffix=" " text:bullet-char="●">
        <style:list-level-properties text:space-before="3.175cm" text:min-label-width="0.635cm"/>
        <style:text-properties style:font-name="Arial"/>
      </text:list-level-style-bullet>
      <text:list-level-style-bullet text:level="6" text:style-name="simple_20__3e__20_prefix_20_style" style:num-prefix=" " style:num-suffix=" " text:bullet-char="●">
        <style:list-level-properties text:space-before="3.81cm" text:min-label-width="0.635cm"/>
        <style:text-properties style:font-name="Arial"/>
      </text:list-level-style-bullet>
      <text:list-level-style-bullet text:level="7" text:style-name="simple_20__3e__20_prefix_20_style" style:num-prefix=" " style:num-suffix=" " text:bullet-char="●">
        <style:list-level-properties text:space-before="4.445cm" text:min-label-width="0.635cm"/>
        <style:text-properties style:font-name="Arial"/>
      </text:list-level-style-bullet>
      <text:list-level-style-bullet text:level="8" text:style-name="simple_20__3e__20_prefix_20_style" style:num-prefix=" " style:num-suffix=" " text:bullet-char="●">
        <style:list-level-properties text:space-before="5.08cm" text:min-label-width="0.635cm"/>
        <style:text-properties style:font-name="Arial"/>
      </text:list-level-style-bullet>
      <text:list-level-style-bullet text:level="9" text:style-name="simple_20__3e__20_prefix_20_style" style:num-prefix=" " style:num-suffix=" " text:bullet-char="●">
        <style:list-level-properties text:space-before="5.715cm" text:min-label-width="0.635cm"/>
        <style:text-properties style:font-name="Arial"/>
      </text:list-level-style-bullet>
      <text:list-level-style-bullet text:level="10" text:style-name="simple_20__3e__20_prefix_20_style" style:num-prefix=" " style:num-suffix=" " text:bullet-char="●">
        <style:list-level-properties text:space-before="6.35cm" text:min-label-width="0.635cm"/>
        <style:text-properties style:font-name="Aria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9.5cm" style:type="center"/>
          <style:tab-stop style:position="19.001cm" style:type="right" style:leader-style="solid" style:leader-text="_"/>
        </style:tab-stops>
      </style:paragraph-properties>
    </style:style>
    <style:page-layout style:name="Mpm1">
      <style:page-layout-properties fo:page-width="21.001cm" fo:page-height="29.7cm" style:num-format="1" style:print-orientation="portrait" fo:margin-top="2.499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TAM__2013_02_14_M42<text:tab/>NOM : <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2-13T16:07:01.69</dc:date>
    <meta:editing-duration>PT1H6M36S</meta:editing-duration>
    <meta:editing-cycles>9</meta:editing-cycles>
    <meta:generator>OpenOffice.org/3.3$Win32 OpenOffice.org_project/330m20$Build-9567</meta:generator>
    <meta:document-statistic meta:table-count="0" meta:image-count="5" meta:object-count="0" meta:page-count="4" meta:paragraph-count="83" meta:word-count="985" meta:character-count="5455"/>
  </office:meta>
</office:document-meta>
</file>